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2_21-01-30_000.jpg</text:p>
          </table:table-cell>
          <table:table-cell table:style-name="ce12" office:value-type="string">
            <text:p>:m 食べた物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13_01-12-12_000.jpg</text:p>
          </table:table-cell>
          <table:table-cell table:style-name="ce19" office:value-type="string">
            <text:p>:PHOTO 記録 / 経過記録；作ったもの / food=焼酎漬け / material=レモン：２玉；liquor=麦焼酎:300ml,time=2022-01-13_01-12-12_000.jpg,container=silver-cap-large ||| :PHOTO 記録 / 経過記録；作ったもの / food=焼酎漬け / material=ペパーミント,media=麦焼酎,time=~,container=green-cap / type=~,other=~,id=2022-01-13_01-12-12_000.jpg ||| :PHOTO 記録 / 経過記録；作ったもの / food=焼酎漬け / material=ローズマリー：２パック,liquor=麦焼酎：600ml,time=~,container=white-hadled-cap / type=~,other=~,id=2022-01-13_01-12-12_000.jpg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PHOTO 記録 / 経過記録；作ったもの / food=焼酎漬け / material=レモン：２玉；liquor=麦焼酎:300ml,time=2022-01-13_01-12-12_000.jpg,container=silver-cap-large ||| :PHOTO 記録 / 経過記録；作ったもの / food=焼酎漬け / material=ペパーミント,media=麦焼酎,time=~,container=green-cap / type=~,other=~,id=2022-01-13_01-12-12_000.jpg ||| :PHOTO 記録 / 経過記録；作ったもの / food=焼酎漬け / material=ローズマリー：２パック,liquor=麦焼酎：600ml,time=~,container=white-hadled-cap / type=~,other=~,id=2022-01-13_01-12-12_000.jpg">
            <text:p>:PHOTO 記録 / 経過記録；作ったもの / food=焼酎漬け / material=レモン：２玉；liquor=麦焼酎:300ml,time=2022-01-13_01-12-12_000.jpg,container=silver-cap-large ||| :PHOTO 記録 / 経過記録；作ったもの / food=焼酎漬け / material=ペパーミント,media=麦焼酎,time=~,container=green-cap / type=~,other=~,id=2022-01-13_01-12-12_000.jpg ||| :PHOTO 記録 / 経過記録；作ったもの / food=焼酎漬け / material=ローズマリー：２パック,liquor=麦焼酎：600ml,time=~,container=white-hadled-cap / type=~,other=~,id=2022-01-13_01-12-12_000.jpg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13_02-24-46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13_02-24-50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13_05-36-26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13_10-51-41_000.jpg</text:p>
          </table:table-cell>
          <table:table-cell table:style-name="ce20" office:value-type="string">
            <text:p>:m other / topic=今日の短歌 / content=いざ作る… ||| :m :lets / action activity / やること / genre=笛、尺八。 / content=死を想うために、吹く。葬送のための曲。作ろう。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other / topic=今日の短歌 / content=いざ作る… ||| :m :lets / action activity / やること / genre=笛、尺八。 / content=死を想うために、吹く。葬送のための曲。作ろう。">
            <text:p>:m other / topic=今日の短歌 / content=いざ作る… ||| :m :lets / action activity / やること / genre=笛、尺八。 / content=死を想うために、吹く。葬送のための曲。作ろう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13_10-52-21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13_10-52-26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13_12-38-08_000.jpg</text:p>
          </table:table-cell>
          <table:table-cell table:style-name="ce12" office:value-type="string">
            <text:p>:m 食べた物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13_13-40-22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資料：天気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東和 PHOTO / 220114f / 雪が谷大塚駅 / 雪が谷大塚プロジェクト / １名 / ホクシン設備（合田工務店） / 資料：天気">
            <text:p>:m 東和 PHOTO / 220114f / 雪が谷大塚駅 / 雪が谷大塚プロジェクト / １名 / ホクシン設備（合田工務店） / 資料：天気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13_13-57-31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資料：交通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東和 PHOTO / 220114f / 雪が谷大塚駅 / 雪が谷大塚プロジェクト / １名 / ホクシン設備（合田工務店） / 資料：交通">
            <text:p>:m 東和 PHOTO / 220114f / 雪が谷大塚駅 / 雪が谷大塚プロジェクト / １名 / ホクシン設備（合田工務店） / 資料：交通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13_13-57-50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資料：天気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東和 PHOTO / 220114f / 雪が谷大塚駅 / 雪が谷大塚プロジェクト / １名 / ホクシン設備（合田工務店） / 資料：天気">
            <text:p>:m 東和 PHOTO / 220114f / 雪が谷大塚駅 / 雪が谷大塚プロジェクト / １名 / ホクシン設備（合田工務店） / 資料：天気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13_15-41-59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指示書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東和 PHOTO / 220114f / 雪が谷大塚駅 / 雪が谷大塚プロジェクト / １名 / ホクシン設備（合田工務店） / 指示書">
            <text:p>:m 東和 PHOTO / 220114f / 雪が谷大塚駅 / 雪が谷大塚プロジェクト / １名 / ホクシン設備（合田工務店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13_15-42-06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指示書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東和 PHOTO / 220114f / 雪が谷大塚駅 / 雪が谷大塚プロジェクト / １名 / ホクシン設備（合田工務店） / 指示書">
            <text:p>:m 東和 PHOTO / 220114f / 雪が谷大塚駅 / 雪が谷大塚プロジェクト / １名 / ホクシン設備（合田工務店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2-01-13_15-42-18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指示書：地図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m 東和 PHOTO / 220114f / 雪が谷大塚駅 / 雪が谷大塚プロジェクト / １名 / ホクシン設備（合田工務店） / 指示書：地図">
            <text:p>:m 東和 PHOTO / 220114f / 雪が谷大塚駅 / 雪が谷大塚プロジェクト / １名 / ホクシン設備（合田工務店） / 指示書：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string">
            <text:p>2022-01-13_16-04-01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資料：地図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m 東和 PHOTO / 220114f / 雪が谷大塚駅 / 雪が谷大塚プロジェクト / １名 / ホクシン設備（合田工務店） / 資料：地図">
            <text:p>:m 東和 PHOTO / 220114f / 雪が谷大塚駅 / 雪が谷大塚プロジェクト / １名 / ホクシン設備（合田工務店） / 資料：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 office:value-type="string">
            <text:p>2022-01-13_17-00-42_000.jpg</text:p>
          </table:table-cell>
          <table:table-cell table:style-name="ce20" office:value-type="string">
            <text:p>:m RES 1*3 / free# JVEMV6 68#_155:1 / 68. theoretical-physics(tp) / w=同次型;,topics=微分方程式；積分因子；線形微分方程式(eman),other=memo+,s=~,i=~,doc=r-9-1~10.6#3;r-9-1~10.7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m RES 1*3 / free# JVEMV6 68#_155:1 / 68. theoretical-physics(tp) / w=同次型;,topics=微分方程式；積分因子；線形微分方程式(eman),other=memo+,s=~,i=~,doc=r-9-1~10.6#3;r-9-1~10.7">
            <text:p>:m RES 1*3 / free# JVEMV6 68#_155:1 / 68. theoretical-physics(tp) / w=同次型;,topics=微分方程式；積分因子；線形微分方程式(eman),other=memo+,s=~,i=~,doc=r-9-1~10.6#3;r-9-1~10.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5" office:value-type="string">
            <text:p>2022-01-13_17-01-21_000.jpg</text:p>
          </table:table-cell>
          <table:table-cell table:style-name="ce20" office:value-type="string">
            <text:p>:m RES 2*3 / free# JVEMV6 68#_155:1 / 68. theoretical-physics(tp) / w=同次型;,topics=微分方程式；線形微分方程式(eman),other=memo+,s=~,i=~,doc=r-9-1~10.7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m RES 2*3 / free# JVEMV6 68#_155:1 / 68. theoretical-physics(tp) / w=同次型;,topics=微分方程式；線形微分方程式(eman),other=memo+,s=~,i=~,doc=r-9-1~10.7">
            <text:p>:m RES 2*3 / free# JVEMV6 68#_155:1 / 68. theoretical-physics(tp) / w=同次型;,topics=微分方程式；線形微分方程式(eman),other=memo+,s=~,i=~,doc=r-9-1~10.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2-01-13_17-01-53_000.jpg</text:p>
          </table:table-cell>
          <table:table-cell table:style-name="ce20" office:value-type="string">
            <text:p>:m RES 3*3 / free# JVEMV6 68#_155:1 / 68. theoretical-physics(tp) / w=同次型;,topics=微分方程式；線形微分方程式；級数(eman),other=calc+;memo+,s=~,i=~,doc=r-9-1~10.6#3;r-9-1~10.8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m RES 3*3 / free# JVEMV6 68#_155:1 / 68. theoretical-physics(tp) / w=同次型;,topics=微分方程式；線形微分方程式；級数(eman),other=calc+;memo+,s=~,i=~,doc=r-9-1~10.6#3;r-9-1~10.8">
            <text:p>:m RES 3*3 / free# JVEMV6 68#_155:1 / 68. theoretical-physics(tp) / w=同次型;,topics=微分方程式；線形微分方程式；級数(eman),other=calc+;memo+,s=~,i=~,doc=r-9-1~10.6#3;r-9-1~10.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string">
            <text:p>2022-01-13_17-02-26_000.jpg</text:p>
          </table:table-cell>
          <table:table-cell table:style-name="ce20" office:value-type="string">
            <text:p>:m RES 1*1 / free# JVEMV6 68#_155:1 / 68. theoretical-physics(tp) / w=同次型;,topics=微分方程式；積分因子(eman),other=因子を見つける;計算書き</text:p>
          </table:table-cell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m RES 1*1 / free# JVEMV6 68#_155:1 / 68. theoretical-physics(tp) / w=同次型;,topics=微分方程式；積分因子(eman),other=因子を見つける;計算書き">
            <text:p>:m RES 1*1 / free# JVEMV6 68#_155:1 / 68. theoretical-physics(tp) / w=同次型;,topics=微分方程式；積分因子(eman),other=因子を見つける;計算書き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5" office:value-type="string">
            <text:p>2022-01-13_17-49-10_000.jpg</text:p>
          </table:table-cell>
          <table:table-cell table:style-name="ce19" office:value-type="string">
            <text:p>:m #*# RES / JVEMV6 64#140-7.3 / 『和田村操芝居不合書控』 / w=様被仰付奉畏～出来申所去る / p.~ / topic=~,other=~</text:p>
          </table:table-cell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:m #*# RES / JVEMV6 64#140-7.3 / 『和田村操芝居不合書控』 / w=様被仰付奉畏～出来申所去る / p.~ / topic=~,other=~">
            <text:p>:m #*# RES / JVEMV6 64#140-7.3 / 『和田村操芝居不合書控』 / w=様被仰付奉畏～出来申所去る / p.~ / topic=~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5" office:value-type="string">
            <text:p>2022-01-13_20-35-37_000.jpg</text:p>
          </table:table-cell>
          <table:table-cell table:style-name="ce12" office:value-type="string">
            <text:p>:m 食べた物</text:p>
          </table:table-cell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m 食べた物">
            <text:p>:m 食べた物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5" office:value-type="string">
            <text:p>2022-01-13_22-38-11_000.jpg</text:p>
          </table:table-cell>
          <table:table-cell table:style-name="ce12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:m :PHOTO 寝た時刻 / 2021">
            <text:p>:m :PHOTO 寝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5" office:value-type="string">
            <text:p>2022-01-13_23-32-31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5" office:value-type="string">
            <text:p>2022-01-14_00-21-11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5" office:value-type="string">
            <text:p>2022-01-14_04-05-50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string" office:string-value=":m :PHOTO 起きた時刻 / 2021">
            <text:p>:m :PHOTO 起き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5" office:value-type="string">
            <text:p>2022-01-14_04-50-21_000.jpg</text:p>
          </table:table-cell>
          <table:table-cell table:style-name="ce19" office:value-type="string">
            <text:p>:m other / 記録　文書 / @自室 / subject=やること：着替え：手順,content=防寒対策：手順：ホッカイロ,other=東和：朝の準備：着替えのとき</text:p>
          </table:table-cell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string" office:string-value=":m other / 記録　文書 / @自室 / subject=やること：着替え：手順,content=防寒対策：手順：ホッカイロ,other=東和：朝の準備：着替えのとき">
            <text:p>:m other / 記録　文書 / @自室 / subject=やること：着替え：手順,content=防寒対策：手順：ホッカイロ,other=東和：朝の準備：着替えのとき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5" office:value-type="string">
            <text:p>2022-01-14_05-24-25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出発時間：部屋を出る時間</text:p>
          </table:table-cell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string" office:string-value=":m 東和 PHOTO / 220114f / 雪が谷大塚駅 / 雪が谷大塚プロジェクト / １名 / ホクシン設備（合田工務店） / 出発時間：部屋を出る時間">
            <text:p>:m 東和 PHOTO / 220114f / 雪が谷大塚駅 / 雪が谷大塚プロジェクト / １名 / ホクシン設備（合田工務店） / 出発時間：部屋を出る時間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5" office:value-type="string">
            <text:p>2022-01-14_05-30-15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出発時間</text:p>
          </table:table-cell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string" office:string-value=":m 東和 PHOTO / 220114f / 雪が谷大塚駅 / 雪が谷大塚プロジェクト / １名 / ホクシン設備（合田工務店） / 出発時間">
            <text:p>:m 東和 PHOTO / 220114f / 雪が谷大塚駅 / 雪が谷大塚プロジェクト / １名 / ホクシン設備（合田工務店） / 出発時間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string">
            <text:p>2022-01-14_06-54-50_000.jpg</text:p>
          </table:table-cell>
          <table:table-cell table:style-name="ce20" office:value-type="string">
            <text:p>:PHOTO 記録しておきたいもの / @東和現場：雪が谷大塚駅最寄り：詰所内 / subject=掲示物 / content=コンクリート打設：計画書；図面 / N-35-35-34.780883 E-139-40-53.356933</text:p>
          </table:table-cell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:PHOTO 記録しておきたいもの / @東和現場：雪が谷大塚駅最寄り：詰所内 / subject=掲示物 / content=コンクリート打設：計画書；図面 / N-35-35-34.780883 E-139-40-53.356933 / N-35-35-34.780883 E-139-40-53.356933">
            <text:p>:PHOTO 記録しておきたいもの / @東和現場：雪が谷大塚駅最寄り：詰所内 / subject=掲示物 / content=コンクリート打設：計画書；図面 / N-35-35-34.780883 E-139-40-53.356933 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5" office:value-type="string">
            <text:p>2022-01-14_07-06-36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現場状況 / N-35-35-34.794616 E-139-40-53.521728</text:p>
          </table:table-cell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:m 東和 PHOTO / 220114f / 雪が谷大塚駅 / 雪が谷大塚プロジェクト / １名 / ホクシン設備（合田工務店） / 現場状況 / N-35-35-34.794616 E-139-40-53.521728 / N-35-35-34.794616 E-139-40-53.521728">
            <text:p>:m 東和 PHOTO / 220114f / 雪が谷大塚駅 / 雪が谷大塚プロジェクト / １名 / ホクシン設備（合田工務店） / 現場状況 / N-35-35-34.794616 E-139-40-53.521728 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5" office:value-type="string">
            <text:p>2022-01-14_07-06-42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現場状況 / N-35-35-34.794616 E-139-40-53.521728</text:p>
          </table:table-cell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:m 東和 PHOTO / 220114f / 雪が谷大塚駅 / 雪が谷大塚プロジェクト / １名 / ホクシン設備（合田工務店） / 現場状況 / N-35-35-34.794616 E-139-40-53.521728 / N-35-35-34.794616 E-139-40-53.521728">
            <text:p>:m 東和 PHOTO / 220114f / 雪が谷大塚駅 / 雪が谷大塚プロジェクト / １名 / ホクシン設備（合田工務店） / 現場状況 / N-35-35-34.794616 E-139-40-53.521728 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5" office:value-type="string">
            <text:p>2022-01-14_07-06-44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現場状況 / N-35-35-34.794616 E-139-40-53.521728</text:p>
          </table:table-cell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:m 東和 PHOTO / 220114f / 雪が谷大塚駅 / 雪が谷大塚プロジェクト / １名 / ホクシン設備（合田工務店） / 現場状況 / N-35-35-34.794616 E-139-40-53.521728 / N-35-35-34.794616 E-139-40-53.521728">
            <text:p>:m 東和 PHOTO / 220114f / 雪が谷大塚駅 / 雪が谷大塚プロジェクト / １名 / ホクシン設備（合田工務店） / 現場状況 / N-35-35-34.794616 E-139-40-53.521728 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5" office:value-type="string">
            <text:p>2022-01-14_07-06-54_000.jpg</text:p>
          </table:table-cell>
          <table:table-cell table:style-name="ce20" office:value-type="string">
            <text:p>:m 東和 PHOTO / 220114f / 雪が谷大塚駅 / 雪が谷大塚プロジェクト / １名 / ホクシン設備（合田工務店） / 現場状況 / N-35-35-34.973144 E-139-40-53.302001</text:p>
          </table:table-cell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:m 東和 PHOTO / 220114f / 雪が谷大塚駅 / 雪が谷大塚プロジェクト / １名 / ホクシン設備（合田工務店） / 現場状況 / N-35-35-34.973144 E-139-40-53.302001 / N-35-35-34.973144 E-139-40-53.302001">
            <text:p>:m 東和 PHOTO / 220114f / 雪が谷大塚駅 / 雪が谷大塚プロジェクト / １名 / ホクシン設備（合田工務店） / 現場状況 / N-35-35-34.973144 E-139-40-53.302001 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12_18-12-29_000.mp4</text:p>
          </table:table-cell>
          <table:table-cell table:style-name="ce19" office:value-type="string">
            <text:p>:VIDEO / @自室 / 記録 / jap.flute / 演奏、play / R=1 / todays-melody,genr=~,for=~,Re+,other=~;sounds:~,file-id=~</text:p>
          </table:table-cell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string" office:string-value=":VIDEO / @自室 / 記録 / jap.flute / 演奏、play / R=1 / todays-melody,genr=~,for=~,Re+,other=~;sounds:~,file-id=~">
            <text:p>:VIDEO / @自室 / 記録 / jap.flute / 演奏、play / R=1 / todays-melody,genr=~,for=~,Re+,other=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12_18-23-17_000.mp4</text:p>
          </table:table-cell>
          <table:table-cell table:style-name="ce19" office:value-type="string">
            <text:p>:VIDEO / @自室 / 記録 / jap.flute / 演奏、play / R=2 / todays-melody,genr=~,for=~,Re+,other=~;sounds:~,file-id=~</text:p>
          </table:table-cell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string" office:string-value=":VIDEO / @自室 / 記録 / jap.flute / 演奏、play / R=2 / todays-melody,genr=~,for=~,Re+,other=~;sounds:~,file-id=~">
            <text:p>:VIDEO / @自室 / 記録 / jap.flute / 演奏、play / R=2 / todays-melody,genr=~,for=~,Re+,other=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12_18-39-06_000.mp4</text:p>
          </table:table-cell>
          <table:table-cell table:style-name="ce19" office:value-type="string">
            <text:p>:VIDEO / @自室 / 記録 / jap.flute / 演奏、play / R=3 / todays-melody,genr=~,for=~,Re+,other=~;sounds:~,file-id=~</text:p>
          </table:table-cell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string" office:string-value=":VIDEO / @自室 / 記録 / jap.flute / 演奏、play / R=3 / todays-melody,genr=~,for=~,Re+,other=~;sounds:~,file-id=~">
            <text:p>:VIDEO / @自室 / 記録 / jap.flute / 演奏、play / R=3 / todays-melody,genr=~,for=~,Re+,other=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12_18-52-06_000.mp4</text:p>
          </table:table-cell>
          <table:table-cell table:style-name="ce19" office:value-type="string">
            <text:p>:VIDEO / @自室 / 記録 / jap.flute / 演奏、play / R=4 / todays-melody,genr=~,for=~,Re+,other=ほんとうは大甲で吹きたい;sounds:~,file-id=2022-01-12_18-52-06_000.mp4</text:p>
          </table:table-cell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string" office:string-value=":VIDEO / @自室 / 記録 / jap.flute / 演奏、play / R=4 / todays-melody,genr=~,for=~,Re+,other=ほんとうは大甲で吹きたい;sounds:~,file-id=2022-01-12_18-52-06_000.mp4">
            <text:p>:VIDEO / @自室 / 記録 / jap.flute / 演奏、play / R=4 / todays-melody,genr=~,for=~,Re+,other=ほんとうは大甲で吹きたい;sounds:~,file-id=2022-01-12_18-52-06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12_19-08-08_000.mp4</text:p>
          </table:table-cell>
          <table:table-cell table:style-name="ce19" office:value-type="string">
            <text:p>:VIDEO / @自室 / 記録 / jap.flute-bamboo / 演奏、play / R=1 / genr=todays-melody,Re+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string" office:string-value=":VIDEO / @自室 / 記録 / jap.flute-bamboo / 演奏、play / R=1 / genr=todays-melody,Re+,other=~">
            <text:p>:VIDEO / @自室 / 記録 / jap.flute-bamboo / 演奏、play / R=1 / genr=todays-melody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1-13_19-02-51_000.mp4</text:p>
          </table:table-cell>
          <table:table-cell table:style-name="ce19" office:value-type="string">
            <text:p>:VIDEO / @自室 / 記録 / jap.flute-bamboo / 演奏、play / R=1 / genr=todays-melody,Re+,other=~,file-id=2022-01-13_19-02-51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string" office:string-value=":VIDEO / @自室 / 記録 / jap.flute-bamboo / 演奏、play / R=1 / genr=todays-melody,Re+,other=~,file-id=2022-01-13_19-02-51_000.mp4">
            <text:p>:VIDEO / @自室 / 記録 / jap.flute-bamboo / 演奏、play / R=1 / genr=todays-melody,Re+,other=~,file-id=2022-01-13_19-02-51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1-14_18-28-12_000.mp4</text:p>
          </table:table-cell>
          <table:table-cell table:style-name="ce19" office:value-type="string">
            <text:p>:VIDEO / @自室 / 記録 / jap.flute / 演奏、play / R=1 / todays-melody,genr=~,for=~,Re+,other=~;sounds:~,file-id=2022-01-14_18-28-12_000.mp4</text:p>
          </table:table-cell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string" office:string-value=":VIDEO / @自室 / 記録 / jap.flute / 演奏、play / R=1 / todays-melody,genr=~,for=~,Re+,other=~;sounds:~,file-id=2022-01-14_18-28-12_000.mp4">
            <text:p>:VIDEO / @自室 / 記録 / jap.flute / 演奏、play / R=1 / todays-melody,genr=~,for=~,Re+,other=~;sounds:~,file-id=2022-01-14_18-28-12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2022-01-14_18-43-06_000.mp4</text:p>
          </table:table-cell>
          <table:table-cell table:style-name="ce19" office:value-type="string">
            <text:p>:VIDEO / @自室 / 記録 / jap.flute / 演奏、play / R=2 / todays-melody,genr=~,for=~,Re+,other=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string" office:string-value=":VIDEO / @自室 / 記録 / jap.flute / 演奏、play / R=2 / todays-melody,genr=~,for=~,Re+,other=~;sounds:~,file-id=~">
            <text:p>:VIDEO / @自室 / 記録 / jap.flute / 演奏、play / R=2 / todays-melody,genr=~,for=~,Re+,other=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14_18-45-03_000.mp4</text:p>
          </table:table-cell>
          <table:table-cell table:style-name="ce19" office:value-type="string">
            <text:p>:VIDEO / @自室 / 記録 / jap.flute / 演奏、play / R=3 / todays-melody,genr=~,for=~,Re+,other=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string" office:string-value=":VIDEO / @自室 / 記録 / jap.flute / 演奏、play / R=3 / todays-melody,genr=~,for=~,Re+,other=~;sounds:~,file-id=~">
            <text:p>:VIDEO / @自室 / 記録 / jap.flute / 演奏、play / R=3 / todays-melody,genr=~,for=~,Re+,other=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2-01-14_18-45-54_000.mp4</text:p>
          </table:table-cell>
          <table:table-cell table:style-name="ce19" office:value-type="string">
            <text:p>:VIDEO / @自室 / 記録 / jap.flute / 演奏、play / R=4 / todays-melody,genr=~,for=~,Re+,other=~;sounds:~,file-id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string" office:string-value=":VIDEO / @自室 / 記録 / jap.flute / 演奏、play / R=4 / todays-melody,genr=~,for=~,Re+,other=~;sounds:~,file-id=~">
            <text:p>:VIDEO / @自室 / 記録 / jap.flute / 演奏、play / R=4 / todays-melody,genr=~,for=~,Re+,other=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5" office:value-type="string">
            <text:p>2022-01-14_19-05-40_000.mp4</text:p>
          </table:table-cell>
          <table:table-cell table:style-name="ce19" office:value-type="string">
            <text:p>:VIDEO / @自室 / 記録 / jap.flute-bamboo / 演奏、play / R=1 / genr=todays-melody,Re+,other=tech:staccato</text:p>
          </table:table-cell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string" office:string-value=":VIDEO / @自室 / 記録 / jap.flute-bamboo / 演奏、play / R=1 / genr=todays-melody,Re+,other=tech:staccato">
            <text:p>:VIDEO / @自室 / 記録 / jap.flute-bamboo / 演奏、play / R=1 / genr=todays-melody,Re+,other=tech:staccato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5">2022/01/15</text:date>, <text:time>01:2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15T01:28:55.23</dc:date>
    <dc:creator>iwabuchi ken</dc:creator>
    <meta:editing-duration>P42DT36M56S</meta:editing-duration>
    <meta:editing-cycles>14240</meta:editing-cycles>
    <meta:document-statistic meta:table-count="1" meta:cell-count="514" meta:object-count="0"/>
    <meta:user-defined meta:name="qrichtext">1</meta:user-defined>
  </office:meta>
</office:document-meta>
</file>